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officeooo:paragraph-rsid="000c9911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15pt" fo:letter-spacing="normal" fo:font-style="normal" fo:font-weight="normal" officeooo:paragraph-rsid="000c9911" style:font-size-asian="13.1000003814697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paragraph-rsid="000c9911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paragraph-rsid="000ec9b9" style:font-size-asian="13.1000003814697pt" style:font-size-complex="15pt"/>
    </style:style>
    <style:style style:name="P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paragraph-rsid="000c9911" style:font-size-asian="13.1000003814697pt" style:font-size-complex="15pt"/>
    </style:style>
    <style:style style:name="P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071b5" officeooo:paragraph-rsid="001071b5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071b5" officeooo:paragraph-rsid="001071b5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fa3f" officeooo:paragraph-rsid="0011fa3f" style:font-size-asian="13.1000003814697pt" style:font-size-complex="15pt"/>
    </style:style>
    <style:style style:name="P9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1fa3f" officeooo:paragraph-rsid="0011fa3f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364c8" officeooo:paragraph-rsid="001364c8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11fa3f" officeooo:paragraph-rsid="0011fa3f" style:font-size-asian="13.1000003814697pt" style:font-weight-asian="bold" style:font-size-complex="15pt" style:font-weight-complex="bold"/>
    </style:style>
    <style:style style:name="T1" style:family="text">
      <style:text-properties officeooo:rsid="000d056a"/>
    </style:style>
    <style:style style:name="T2" style:family="text">
      <style:text-properties officeooo:rsid="000ec9b9"/>
    </style:style>
    <style:style style:name="T3" style:family="text">
      <style:text-properties officeooo:rsid="001071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4"><text:span text:style-name="T2">São blocos/tabelas informativas dentro de divs. Uteis para deixar o site com etapas e deixa mais elegante. Tem o arquivo <text:s/>aula9.html que mostra um exemplo disso tudo. </text:span></text:p>
      <text:p text:style-name="P4"/>
      <text:list xml:id="list6619955068586019851" text:style-name="L2">
        <text:list-item>
          <text:p text:style-name="P5">.<text:span text:style-name="T3">panel-heading: padrão para deixar como pai</text:span></text:p>
        </text:list-item>
      </text:list>
      <text:list xml:id="list731000691970427649" text:style-name="L1">
        <text:list-item>
          <text:p text:style-name="P3">.<text:span text:style-name="T1">panel panel-default: quadradinho que deixa conteúdo “protegido” (apenas visivelmente)</text:span></text:p>
        </text:list-item>
        <text:list-item>
          <text:p text:style-name="P3">.<text:span text:style-name="T2">panel-title: deixa maior e com destaque, por ser um título</text:span></text:p>
          <text:list>
            <text:list-item>
              <text:p text:style-name="P6">É um cabeçalho</text:p>
            </text:list-item>
          </text:list>
        </text:list-item>
        <text:list-item>
          <text:p text:style-name="P6">.panel-body: fica em formato com espaçamento entre título e rodapé.</text:p>
        </text:list-item>
        <text:list-item>
          <text:p text:style-name="P6">.panel-footer: tem a mesma sintaxe que o titulo mas fica em baixo</text:p>
          <text:list>
            <text:list-item>
              <text:p text:style-name="P6">É um rodapé</text:p>
            </text:list-item>
          </text:list>
        </text:list-item>
      </text:list>
      <text:p text:style-name="P7"/>
      <text:p text:style-name="P11">Estados</text:p>
      <text:p text:style-name="P11"/>
      <text:p text:style-name="P10">Mudam de cor e estilo</text:p>
      <text:p text:style-name="P11"/>
      <text:list xml:id="list9004287785958692320" text:style-name="L4">
        <text:list-item>
          <text:p text:style-name="P9">.panel-primary</text:p>
        </text:list-item>
        <text:list-item>
          <text:p text:style-name="P9">.panel-info</text:p>
        </text:list-item>
        <text:list-item>
          <text:p text:style-name="P9">.panel-success</text:p>
        </text:list-item>
        <text:list-item>
          <text:p text:style-name="P9">.panel</text:p>
        </text:list-item>
      </text:list>
      <text:p text:style-name="P8"/>
      <text:p text:style-name="P8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11:59.623271177</meta:creation-date>
    <meta:generator>LibreOffice/5.1.6.2$Linux_X86_64 LibreOffice_project/10m0$Build-2</meta:generator>
    <dc:date>2017-05-24T13:51:03.712932442</dc:date>
    <meta:editing-duration>PT29M38S</meta:editing-duration>
    <meta:editing-cycles>6</meta:editing-cycles>
    <meta:document-statistic meta:table-count="0" meta:image-count="0" meta:object-count="0" meta:page-count="1" meta:paragraph-count="15" meta:word-count="105" meta:character-count="616" meta:non-whitespace-character-count="535"/>
  </office:meta>
</office:document-meta>
</file>